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8854028" text:style-name="L1">
        <text:list-item>
          <text:p text:style-name="P4">Cell reproduction</text:p>
          <text:list>
            <text:list-item>
              <text:p text:style-name="P4">Process by which new cells are formed</text:p>
            </text:list-item>
            <text:list-item>
              <text:p text:style-name="P4">When body cells and most single-cell organisms reproduce, there is only one parent</text:p>
            </text:list-item>
            <text:list-item>
              <text:p text:style-name="P4">In sexual reproduction</text:p>
              <text:list>
                <text:list-item>
                  <text:p text:style-name="P4">2 parents mate and the offspring get 1/2 their genes from each parent</text:p>
                </text:list-item>
                <text:list-item>
                  <text:p text:style-name="P4">For example: all kittens in a litter don't look the exact same.</text:p>
                </text:list-item>
              </text:list>
            </text:list-item>
          </text:list>
        </text:list-item>
        <text:list-item>
          <text:p text:style-name="P4">Cell division</text:p>
          <text:list>
            <text:list-item>
              <text:p text:style-name="P4">For <text:span text:style-name="T1">single cell organisms</text:span><text:span text:style-name="T2">, cell division is the main process by which individuals reproduce, and the population gets larger.</text:span></text:p>
            </text:list-item>
            <text:list-item>
              <text:p text:style-name="P4"><text:span text:style-name="T2">For </text:span><text:span text:style-name="T1">multicellular organisms</text:span><text:span text:style-name="T2">, cell division is the process by which a fertilized egg (a single cell) becomes an adult.</text:span></text:p>
            </text:list-item>
          </text:list>
        </text:list-item>
        <text:list-item>
          <text:p text:style-name="P5">Cell membrane &amp; Diffusion</text:p>
          <text:list>
            <text:list-item>
              <text:p text:style-name="P5">Cells also divide when they grow to large to preform efficiently the functions which they need to to survive.</text:p>
            </text:list-item>
            <text:list-item>
              <text:p text:style-name="P5">Cell membrane is a barrier through which everything must pass on its way into or out of the cell</text:p>
              <text:list>
                <text:list-item>
                  <text:p text:style-name="P5">Selectively permeable membrane</text:p>
                </text:list-item>
                <text:list-item>
                  <text:p text:style-name="P5">Occurs through the process of <text:span text:style-name="T1">diffusion</text:span>: movement of molecules from areas where there are high concentrations to where there are low concentrations.</text:p>
                </text:list-item>
                <text:list-item>
                  <text:p text:style-name="P5">Osmosis: Water crosses through the process of osmosis</text:p>
                </text:list-item>
              </text:list>
            </text:list-item>
          </text:list>
        </text:list-item>
        <text:list-item>
          <text:p text:style-name="P5">Cell Cycle</text:p>
          <text:list>
            <text:list-item>
              <text:p text:style-name="P5">SEE PAGE 34 FOR DIAGRAMS</text:p>
            </text:list-item>
            <text:list-item>
              <text:p text:style-name="P5">Interphase</text:p>
              <text:list>
                <text:list-item>
                  <text:p text:style-name="P5">Normal cell activity</text:p>
                </text:list-item>
                <text:list-item>
                  <text:p text:style-name="P5">Genetic material is called chromatin</text:p>
                </text:list-item>
                <text:list-item>
                  <text:p text:style-name="P5">Chromosomes duplicate into two sister chromatids which are attached at the centromere (2 attached sister chromatids are considered one chromosome).</text:p>
                </text:list-item>
                <text:list-item>
                  <text:p text:style-name="P5">(Interphase is not part of mitosis)</text:p>
                </text:list-item>
              </text:list>
            </text:list-item>
            <text:list-item>
              <text:p text:style-name="P5">Prophase</text:p>
              <text:list>
                <text:list-item>
                  <text:p text:style-name="P5">Chromosomes shorten and thicken</text:p>
                </text:list-item>
                <text:list-item>
                  <text:p text:style-name="P5">Centrioles separate to opposite poles of the cell</text:p>
                </text:list-item>
                <text:list-item>
                  <text:p text:style-name="P5">Nuclear membrane dissolves</text:p>
                </text:list-item>
              </text:list>
            </text:list-item>
            <text:list-item>
              <text:p text:style-name="P5">Metaphase</text:p>
              <text:list>
                <text:list-item>
                  <text:p text:style-name="P5">Sister chromatids line up at the equatorial plate</text:p>
                </text:list-item>
                <text:list-item>
                  <text:p text:style-name="P5">Spindle fibres attach to the chromosomes</text:p>
                </text:list-item>
              </text:list>
            </text:list-item>
            <text:list-item>
              <text:p text:style-name="P5">Anaphase</text:p>
              <text:list>
                <text:list-item>
                  <text:p text:style-name="P5">Centromeres divide and the resulting chromosomes move to opposite poles of the cell.</text:p>
                </text:list-item>
              </text:list>
            </text:list-item>
            <text:list-item>
              <text:p text:style-name="P5">Telophase</text:p>
              <text:list>
                <text:list-item>
                  <text:p text:style-name="P5">Spindle fibres dissolve and the nuclear membrane reappears</text:p>
                </text:list-item>
                <text:list-item>
                  <text:p text:style-name="P5">Chromatin lengthens</text:p>
                </text:list-item>
                <text:list-item>
                  <text:p text:style-name="P5">Cytoplasm divides</text:p>
                </text:list-item>
              </text:list>
            </text:list-item>
            <text:list-item>
              <text:p text:style-name="P5">Cytokenesis</text:p>
              <text:list>
                <text:list-item>
                  <text:p text:style-name="P5">In animal cells, a furrow develops, pinching the cell into two parts</text:p>
                </text:list-item>
                <text:list-item>
                  <text:p text:style-name="P5">In plant cells, a new cell wall (cell plate) develops.</text:p>
                </text:list-item>
              </text:list>
            </text:list-item>
          </text:list>
        </text:list-item>
        <text:list-item>
          <text:p text:style-name="P5">Homework!</text:p>
          <text:list>
            <text:list-item>
              <text:p text:style-name="P5"><text:soft-page-break/>Read pgs. 26-27.</text:p>
            </text:list-item>
            <text:list-item>
              <text:p text:style-name="P5">Read pgs. 29-38. </text:p>
            </text:list-item>
            <text:list-item>
              <text:p text:style-name="P5">Do questions #1-4 (p. 32) CHECK</text:p>
            </text:list-item>
            <text:list-item>
              <text:p text:style-name="P5">Do questions #1-2 (p. 39) CHECK</text:p>
            </text:list-item>
            <text:list-item>
              <text:p text:style-name="P5">Do questions #5, 6 (p. 36)</text:p>
            </text:list-item>
            <text:list-item>
              <text:p text:style-name="P5">Draw diagrams for each phase of mitosis</text:p>
            </text:list-item>
            <text:list-item>
              <text:p text:style-name="P5">Draw diagrams and determine similarities and differences of cytokinesis in plant and animal cells.</text:p>
            </text:list-item>
            <text:list-item>
              <text:p text:style-name="P5">Read page 40-44. Make notes on:</text:p>
              <text:list>
                <text:list-item>
                  <text:p text:style-name="P5">Stages of cell cycle</text:p>
                </text:list-item>
                <text:list-item>
                  <text:p text:style-name="P5">Cell death</text:p>
                </text:list-item>
                <text:list-item>
                  <text:p text:style-name="P5">Cell suicide</text:p>
                </text:list-item>
              </text:list>
            </text:list-item>
            <text:list-item>
              <text:p text:style-name="P5">Page 45, #1-6.</text:p>
            </text:list-item>
          </text:list>
        </text:list-item>
      </text:list>
      <text:p text:style-name="P1">Science CPTs</text:p>
      <text:p text:style-name="P2">Monday June 4th-Sunday June 7<text:span text:style-name="T3">th</text:span> (PD on the 8<text:span text:style-name="T3">th</text:span>)</text:p>
      <text:p text:style-name="P2">Exam: </text:p>
      <text:p text:style-name="P2">Thursday June 21<text:span text:style-name="T3">st</text:span></text:p>
      <text:p text:style-name="P2">P2: 22<text:span text:style-name="T3">nd</text:span></text:p>
      <text:p text:style-name="P2">P3: 25<text:span text:style-name="T3">th</text:span></text:p>
      <text:p text:style-name="P2">P4: 26<text:span text:style-name="T3">th</text:span></text:p>
      <text:p text:style-name="P3"/>
      <text:list xml:id="list1673522380" text:continue-numbering="true" text:style-name="L1">
        <text:list-item>
          <text:p text:style-name="P5">25% KU, 20 TI, 15 C, 10 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meta:creation-date>2012-05-07T09:12:54</meta:creation-date>
    <dc:date>2012-10-15T17:47:58</dc:date>
    <dc:creator>Jack McCracken</dc:creator>
    <meta:editing-duration>PT46M7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2" meta:paragraph-count="59" meta:word-count="432" meta:character-count="2365" meta:non-whitespace-character-count="2042"/>
  </office:meta>
</office:document-meta>
</file>